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rrayCodec.write( JSONSerializer serializer , Object object , Object fieldName , Type fieldType , int featur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ObjectArrayCodec.deserialze( DefaultJSONParser parser , Type type , Object field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ObjectArrayCodec.ObjectArray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Array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Codec.toObjectArray( DefaultJSONParser parser , Class &lt; ? &gt; componentType , JSONArray arra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